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1245" officeooo:paragraph-rsid="001e1245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e1245" officeooo:paragraph-rsid="001e1245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207c52" officeooo:paragraph-rsid="00207c5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23deea" officeooo:paragraph-rsid="0023deea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995f8" officeooo:paragraph-rsid="002995f8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61a6f" officeooo:paragraph-rsid="00261a6f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7af0c" officeooo:paragraph-rsid="0027af0c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bd68c" officeooo:paragraph-rsid="002bd68c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cce6a" officeooo:paragraph-rsid="002cce6a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ec864" officeooo:paragraph-rsid="002ec864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303c41" officeooo:paragraph-rsid="00303c41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31bb47" officeooo:paragraph-rsid="0031bb47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3575be" officeooo:paragraph-rsid="0036c152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36c152" officeooo:paragraph-rsid="0036ea5f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36ea5f" officeooo:paragraph-rsid="0036ea5f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36ea5f" officeooo:paragraph-rsid="00388476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39615c" officeooo:paragraph-rsid="0039615c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3975c1" officeooo:paragraph-rsid="003975c1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3b017a" officeooo:paragraph-rsid="003b017a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3d2b2e" officeooo:paragraph-rsid="003d2b2e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3d9c78" officeooo:paragraph-rsid="003d9c78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3d9c78" officeooo:paragraph-rsid="0040ebdb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42b49f" officeooo:paragraph-rsid="0042b49f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3e2747" officeooo:paragraph-rsid="0052c550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453b3f" officeooo:paragraph-rsid="00453b3f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4b9089" officeooo:paragraph-rsid="004b9089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4c5ca0" officeooo:paragraph-rsid="004c5ca0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4cba3f" officeooo:paragraph-rsid="004cba3f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4ee380" officeooo:paragraph-rsid="004ee380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573272" officeooo:paragraph-rsid="00573272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57fe3a" officeooo:paragraph-rsid="0057fe3a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5c898e" officeooo:paragraph-rsid="005c898e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5d56ee" officeooo:paragraph-rsid="005d56ee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5df9a3" officeooo:paragraph-rsid="005df9a3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5e5e1a" officeooo:paragraph-rsid="005e5e1a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608553" officeooo:paragraph-rsid="00608553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621ee8" officeooo:paragraph-rsid="00621ee8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625823" officeooo:paragraph-rsid="00625823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651b86" officeooo:paragraph-rsid="00651b86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67401d" officeooo:paragraph-rsid="0067401d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688277" officeooo:paragraph-rsid="00688277"/>
    </style:style>
    <style:style style:name="P42" style:family="paragraph" style:parent-style-name="Standard" style:list-style-name="L1">
      <style:paragraph-properties fo:text-align="start" style:justify-single-word="false"/>
      <style:text-properties officeooo:rsid="00693a7d" officeooo:paragraph-rsid="00693a7d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696c25" officeooo:paragraph-rsid="00696c25"/>
    </style:style>
    <style:style style:name="P44" style:family="paragraph" style:parent-style-name="Standard" style:list-style-name="L1">
      <style:paragraph-properties fo:text-align="start" style:justify-single-word="false"/>
      <style:text-properties officeooo:rsid="006a89d4" officeooo:paragraph-rsid="006a89d4"/>
    </style:style>
    <style:style style:name="P45" style:family="paragraph" style:parent-style-name="Standard" style:list-style-name="L1">
      <style:paragraph-properties fo:text-align="start" style:justify-single-word="false"/>
      <style:text-properties officeooo:rsid="006c912b" officeooo:paragraph-rsid="006c912b"/>
    </style:style>
    <style:style style:name="P46" style:family="paragraph" style:parent-style-name="Standard" style:list-style-name="L1">
      <style:paragraph-properties fo:text-align="start" style:justify-single-word="false"/>
      <style:text-properties officeooo:rsid="006df3e4" officeooo:paragraph-rsid="006df3e4"/>
    </style:style>
    <style:style style:name="P47" style:family="paragraph" style:parent-style-name="Standard" style:list-style-name="L1">
      <style:paragraph-properties fo:text-align="start" style:justify-single-word="false"/>
      <style:text-properties officeooo:rsid="006f4134" officeooo:paragraph-rsid="006f4134"/>
    </style:style>
    <style:style style:name="P48" style:family="paragraph" style:parent-style-name="Standard" style:list-style-name="L1">
      <style:paragraph-properties fo:text-align="start" style:justify-single-word="false"/>
      <style:text-properties officeooo:rsid="00752578" officeooo:paragraph-rsid="00752578"/>
    </style:style>
    <style:style style:name="P49" style:family="paragraph" style:parent-style-name="Standard" style:list-style-name="L1">
      <style:paragraph-properties fo:text-align="start" style:justify-single-word="false"/>
      <style:text-properties officeooo:rsid="0076e563" officeooo:paragraph-rsid="0076e563"/>
    </style:style>
    <style:style style:name="P50" style:family="paragraph" style:parent-style-name="Standard" style:list-style-name="L1">
      <style:paragraph-properties fo:text-align="start" style:justify-single-word="false"/>
      <style:text-properties officeooo:rsid="00770912" officeooo:paragraph-rsid="00770912"/>
    </style:style>
    <style:style style:name="P51" style:family="paragraph" style:parent-style-name="Standard" style:list-style-name="L1">
      <style:paragraph-properties fo:text-align="start" style:justify-single-word="false"/>
      <style:text-properties officeooo:rsid="0078a4de" officeooo:paragraph-rsid="0078a4de"/>
    </style:style>
    <style:style style:name="P52" style:family="paragraph" style:parent-style-name="Standard" style:list-style-name="L1">
      <style:paragraph-properties fo:text-align="start" style:justify-single-word="false"/>
      <style:text-properties officeooo:rsid="00795e23" officeooo:paragraph-rsid="00795e23"/>
    </style:style>
    <style:style style:name="P53" style:family="paragraph" style:parent-style-name="Standard" style:list-style-name="L1">
      <style:paragraph-properties fo:text-align="start" style:justify-single-word="false"/>
      <style:text-properties officeooo:rsid="007a34c8" officeooo:paragraph-rsid="007a34c8"/>
    </style:style>
    <style:style style:name="T1" style:family="text">
      <style:text-properties officeooo:rsid="001fb743"/>
    </style:style>
    <style:style style:name="T2" style:family="text">
      <style:text-properties officeooo:rsid="00271bab"/>
    </style:style>
    <style:style style:name="T3" style:family="text">
      <style:text-properties officeooo:rsid="00284cec"/>
    </style:style>
    <style:style style:name="T4" style:family="text">
      <style:text-properties officeooo:rsid="0035b48b"/>
    </style:style>
    <style:style style:name="T5" style:family="text">
      <style:text-properties officeooo:rsid="003cc463"/>
    </style:style>
    <style:style style:name="T6" style:family="text">
      <style:text-properties officeooo:rsid="003f817b"/>
    </style:style>
    <style:style style:name="T7" style:family="text">
      <style:text-properties officeooo:rsid="0040ebdb"/>
    </style:style>
    <style:style style:name="T8" style:family="text">
      <style:text-properties officeooo:rsid="0046f73a"/>
    </style:style>
    <style:style style:name="T9" style:family="text">
      <style:text-properties officeooo:rsid="004879b4"/>
    </style:style>
    <style:style style:name="T10" style:family="text">
      <style:text-properties officeooo:rsid="004aca00"/>
    </style:style>
    <style:style style:name="T11" style:family="text">
      <style:text-properties officeooo:rsid="004e7dc3"/>
    </style:style>
    <style:style style:name="T12" style:family="text">
      <style:text-properties officeooo:rsid="004ee380"/>
    </style:style>
    <style:style style:name="T13" style:family="text">
      <style:text-properties officeooo:rsid="00503019"/>
    </style:style>
    <style:style style:name="T14" style:family="text">
      <style:text-properties officeooo:rsid="0052c550"/>
    </style:style>
    <style:style style:name="T15" style:family="text">
      <style:text-properties officeooo:rsid="00590720"/>
    </style:style>
    <style:style style:name="T16" style:family="text">
      <style:text-properties officeooo:rsid="0059c584"/>
    </style:style>
    <style:style style:name="T17" style:family="text">
      <style:text-properties officeooo:rsid="005df9a3"/>
    </style:style>
    <style:style style:name="T18" style:family="text">
      <style:text-properties officeooo:rsid="00636968"/>
    </style:style>
    <style:style style:name="T19" style:family="text">
      <style:text-properties officeooo:rsid="00655c60"/>
    </style:style>
    <style:style style:name="T20" style:family="text">
      <style:text-properties officeooo:rsid="006cbce7"/>
    </style:style>
    <style:style style:name="T21" style:family="text">
      <style:text-properties officeooo:rsid="00704c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#8 <text:span text:style-name="T9">&amp; #9</text:span></text:p>
      <text:p text:style-name="P1"/>
      <text:list xml:id="list3185911882" text:style-name="L1">
        <text:list-item>
          <text:p text:style-name="P2">Array</text:p>
          <text:list>
            <text:list-item>
              <text:p text:style-name="P2">Collection of data access none and index</text:p>
              <text:list>
                <text:list-item>
                  <text:p text:style-name="P2">Allele</text:p>
                  <text:list>
                    <text:list-item>
                      <text:p text:style-name="P2">Some type <text:span text:style-name="T1">(length)</text:span></text:p>
                    </text:list-item>
                  </text:list>
                </text:list-item>
                <text:list-item>
                  <text:p text:style-name="P2">Continuous memory </text:p>
                  <text:list>
                    <text:list-item>
                      <text:p text:style-name="P3">Otherwise, we lose constant time access </text:p>
                    </text:list-item>
                  </text:list>
                </text:list-item>
                <text:list-item>
                  <text:p text:style-name="P2">Fixed size</text:p>
                </text:list-item>
              </text:list>
            </text:list-item>
            <text:list-item>
              <text:p text:style-name="P4">EA = base + (index * len)</text:p>
              <text:list>
                <text:list-item>
                  <text:p text:style-name="P5">t0 = i * 4</text:p>
                </text:list-item>
                <text:list-item>
                  <text:p text:style-name="P5">EA = base + t0</text:p>
                </text:list-item>
              </text:list>
            </text:list-item>
          </text:list>
        </text:list-item>
        <text:list-item>
          <text:p text:style-name="P6">MIPS</text:p>
          <text:list>
            <text:list-item>
              <text:p text:style-name="P6">Displacement address mode </text:p>
              <text:list>
                <text:list-item>
                  <text:p text:style-name="P6">imm (rs)</text:p>
                  <text:list>
                    <text:list-item>
                      <text:p text:style-name="P6">EA = rs + <text:span text:style-name="T2">imm </text:span></text:p>
                    </text:list-item>
                  </text:list>
                </text:list-item>
                <text:list-item>
                  <text:p text:style-name="P7">Not designed to and does not help with array access <text:span text:style-name="T3">(unless using a constant index)</text:span></text:p>
                </text:list-item>
              </text:list>
            </text:list-item>
          </text:list>
        </text:list-item>
        <text:list-item>
          <text:p text:style-name="P8">Swap function</text:p>
          <text:list>
            <text:list-item>
              <text:p text:style-name="P8">swap (int[] a, int k)</text:p>
              <text:list>
                <text:list-item>
                  <text:p text:style-name="P8">int t = a[k]</text:p>
                </text:list-item>
                <text:list-item>
                  <text:p text:style-name="P8">a[k] = a[k+1]</text:p>
                </text:list-item>
                <text:list-item>
                  <text:p text:style-name="P8">a[k+1] = t</text:p>
                </text:list-item>
                <text:list-item>
                  <text:p text:style-name="P9">In MIPS</text:p>
                  <text:list>
                    <text:list-item>
                      <text:p text:style-name="P9">a0 is a, a1 is k</text:p>
                    </text:list-item>
                    <text:list-item>
                      <text:p text:style-name="P10">swap: #a0 = &amp;a, a1 = k</text:p>
                      <text:list>
                        <text:list-item>
                          <text:p text:style-name="P11">mul $t0, $a1, 4</text:p>
                        </text:list-item>
                        <text:list-item>
                          <text:p text:style-name="P12">add $t1, $a0, $t0</text:p>
                        </text:list-item>
                        <text:list-item>
                          <text:p text:style-name="P13">lw $t2, <text:span text:style-name="T4">0(</text:span>$t1<text:span text:style-name="T4">)<text:tab/>#$t2 = a[k]</text:span></text:p>
                        </text:list-item>
                        <text:list-item>
                          <text:p text:style-name="P14">lw $t3, 4($t1) #$t3 = a[k+1]</text:p>
                        </text:list-item>
                        <text:list-item>
                          <text:p text:style-name="P15">sw $t3, 0($t1)</text:p>
                        </text:list-item>
                        <text:list-item>
                          <text:p text:style-name="P16">sw $t2, 4($t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">ALU instructions (rd = rs op rt)</text:p>
          <text:list>
            <text:list-item>
              <text:p text:style-name="P18">Fixed length instructions are good because they have a low CPI </text:p>
              <text:list>
                <text:list-item>
                  <text:p text:style-name="P19">Variable length instructions are good because they waste no bytes of memory <text:span text:style-name="T5">for unneeded operands </text:span></text:p>
                </text:list-item>
              </text:list>
            </text:list-item>
            <text:list-item>
              <text:p text:style-name="P20">32 bit long instructions </text:p>
              <text:list>
                <text:list-item>
                  <text:p text:style-name="P21">4 fields <text:span text:style-name="T6">(R-type)</text:span></text:p>
                  <text:list>
                    <text:list-item>
                      <text:p text:style-name="P20">All operan<text:span text:style-name="T6">d</text:span>s are 5 bits long (15 total)</text:p>
                    </text:list-item>
                    <text:list-item>
                      <text:p text:style-name="P23">op-code is 6 bits, <text:span text:style-name="T12">func is 6 bits </text:span></text:p>
                      <text:list>
                        <text:list-item>
                          <text:p text:style-name="P27">For R-type, is always 0 </text:p>
                          <text:list>
                            <text:list-item>
                              <text:p text:style-name="P27">Then the <text:span text:style-name="T19">lower</text:span> 6 bits are the function op-code </text:p>
                            </text:list-item>
                            <text:list-item>
                              <text:p text:style-name="P28">This means that we only need to get rid of one op-code for I-types </text:p>
                            </text:list-item>
                          </text:list>
                        </text:list-item>
                        <text:list-item>
                          <text:p text:style-name="P29">Gives <text:span text:style-name="T13">us 64 instructions </text:span></text:p>
                        </text:list-item>
                      </text:list>
                    </text:list-item>
                    <text:list-item>
                      <text:p text:style-name="P30">Remaining 5 bits are reserved for the shift amount</text:p>
                      <text:list>
                        <text:list-item>
                          <text:p text:style-name="P31">Used for sll, srl, sra <text:span text:style-name="T15">(shift left logical, shift right logical, shift right arithmetic)</text:span></text:p>
                        </text:list-item>
                        <text:list-item>
                          <text:p text:style-name="P31">sll rd, rs, imm <text:span text:style-name="T16">(immediate is unsigned here)</text:span></text:p>
                          <text:list>
                            <text:list-item>
                              <text:p text:style-name="P31">These take an immediate, but still are technically R-type codes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1"><text:soft-page-break/>Immediate instructions (rt = rs opp imm)</text:p>
          <text:list>
            <text:list-item>
              <text:p text:style-name="P21">32 bit long instructions </text:p>
              <text:list>
                <text:list-item>
                  <text:p text:style-name="P22">4 fields <text:span text:style-name="T7">(I-type)</text:span></text:p>
                  <text:list>
                    <text:list-item>
                      <text:p text:style-name="P24">rs and rt are 5 bits in lengt<text:span text:style-name="T14">h</text:span></text:p>
                    </text:list-item>
                    <text:list-item>
                      <text:p text:style-name="P24">imm is <text:span text:style-name="T8">16 bits</text:span></text:p>
                    </text:list-item>
                    <text:list-item>
                      <text:p text:style-name="P25">op-code is 6 <text:span text:style-name="T10">bits</text:span></text:p>
                      <text:list>
                        <text:list-item>
                          <text:p text:style-name="P26">6<text:span text:style-name="T11">3</text:span> instructions <text:span text:style-name="T11">(lose one to R-type differentiation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">2 more pseudo-instructions we can use </text:p>
          <text:list>
            <text:list-item>
              <text:p text:style-name="P33">move <text:span text:style-name="T17">rd, rs</text:span></text:p>
              <text:list>
                <text:list-item>
                  <text:p text:style-name="P34">Used to copy value from one register to another</text:p>
                </text:list-item>
                <text:list-item>
                  <text:p text:style-name="P35">rd = rs </text:p>
                </text:list-item>
              </text:list>
            </text:list-item>
            <text:list-item>
              <text:p text:style-name="P36">foo: 32 bit constant label</text:p>
              <text:list>
                <text:list-item>
                  <text:p text:style-name="P36">a is <text:span text:style-name="T19">upper</text:span> 16</text:p>
                </text:list-item>
                <text:list-item>
                  <text:p text:style-name="P36">b is <text:span text:style-name="T19">lower</text:span> 16 bits</text:p>
                </text:list-item>
                <text:list-item>
                  <text:p text:style-name="P36">a = foo &gt;&gt; 16</text:p>
                </text:list-item>
                <text:list-item>
                  <text:p text:style-name="P36">a = foo &amp; 0xFFFF </text:p>
                </text:list-item>
                <text:list-item>
                  <text:p text:style-name="P37">Assembler can do arithmetic and bitwise operations on constants at assemble time </text:p>
                  <text:list>
                    <text:list-item>
                      <text:p text:style-name="P38">Use ‘<text:span text:style-name="T18">C</text:span>’ syntax </text:p>
                    </text:list-item>
                  </text:list>
                </text:list-item>
                <text:list-item>
                  <text:p text:style-name="P39">Goal is t0 with a in <text:span text:style-name="T19">upper</text:span> 16 and b in <text:span text:style-name="T19">lower</text:span> 16</text:p>
                  <text:list>
                    <text:list-item>
                      <text:p text:style-name="P40">addi $t0, $zero, foo &gt;&gt; 16</text:p>
                      <text:list>
                        <text:list-item>
                          <text:p text:style-name="P41">This gives us 16 0s in upper and a in lower</text:p>
                        </text:list-item>
                      </text:list>
                    </text:list-item>
                    <text:list-item>
                      <text:p text:style-name="P42">sll $t0, $t0, 16</text:p>
                      <text:list>
                        <text:list-item>
                          <text:p text:style-name="P42">This gives us a in upper, and 16 0s in lower</text:p>
                        </text:list-item>
                      </text:list>
                    </text:list-item>
                    <text:list-item>
                      <text:p text:style-name="P42">ori $t0, $t0, foo &amp; 0xFFFF</text:p>
                      <text:list>
                        <text:list-item>
                          <text:p text:style-name="P42">This gives us a in upper, b in lower </text:p>
                        </text:list-item>
                      </text:list>
                    </text:list-item>
                    <text:list-item>
                      <text:p text:style-name="P43">We can make this 2, combining steps 1 and 2 </text:p>
                      <text:list>
                        <text:list-item>
                          <text:p text:style-name="P43">load upper imm </text:p>
                          <text:list>
                            <text:list-item>
                              <text:p text:style-name="P43">Puts a 16 bit imm into upper 16 bits of a register</text:p>
                            </text:list-item>
                          </text:list>
                        </text:list-item>
                        <text:list-item>
                          <text:p text:style-name="P44">lui $t0, foo &gt;&gt; 16 </text:p>
                        </text:list-item>
                      </text:list>
                    </text:list-item>
                  </text:list>
                </text:list-item>
                <text:list-item>
                  <text:p text:style-name="P45">load address combines 3 above steps </text:p>
                  <text:list>
                    <text:list-item>
                      <text:p text:style-name="P45">la rd, 32-bit const <text:span text:style-name="T20">(which is almost always a label) </text:span></text:p>
                    </text:list-item>
                    <text:list-item>
                      <text:p text:style-name="P46">la $t0, foo </text:p>
                    </text:list-item>
                    <text:list-item>
                      <text:p text:style-name="P47">2 instruction<text:span text:style-name="T21">s in reality </text:span></text:p>
                    </text:list-item>
                    <text:list-item>
                      <text:p text:style-name="P48">la $t0, 0($ao)</text:p>
                      <text:list>
                        <text:list-item>
                          <text:p text:style-name="P48">Example of how not to use la </text:p>
                        </text:list-item>
                        <text:list-item>
                          <text:p text:style-name="P48">Gets translated to this </text:p>
                          <text:list>
                            <text:list-item>
                              <text:p text:style-name="P48">addi $t0, $a0, 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9">change exec loc inst </text:p>
          <text:list>
            <text:list-item>
              <text:p text:style-name="P50">Program counter</text:p>
              <text:list>
                <text:list-item>
                  <text:p text:style-name="P50">Point to instruction being executed </text:p>
                </text:list-item>
                <text:list-item>
                  <text:p text:style-name="P50">Point to next instruction to execute </text:p>
                </text:list-item>
              </text:list>
            </text:list-item>
            <text:list-item>
              <text:p text:style-name="P51">Fetching instruction </text:p>
              <text:list>
                <text:list-item>
                  <text:p text:style-name="P53">If pointing to instruction being executed</text:p>
                  <text:list>
                    <text:list-item>
                      <text:p text:style-name="P52">pc = pc + 1</text:p>
                    </text:list-item>
                    <text:list-item>
                      <text:p text:style-name="P52">lw </text:p>
                    </text:list-item>
                  </text:list>
                </text:list-item>
                <text:list-item>
                  <text:p text:style-name="P53">If pointing to next instruction to execute</text:p>
                  <text:list>
                    <text:list-item>
                      <text:p text:style-name="P53">lw </text:p>
                    </text:list-item>
                    <text:list-item>
                      <text:p text:style-name="P53"><text:soft-page-break/>pc = pc + 1</text:p>
                    </text:list-item>
                  </text:list>
                </text:list-item>
              </text:list>
            </text:list-item>
            <text:list-item>
              <text:p text:style-name="P53">Fetch → decode → execute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3:32:15.231933703</meta:creation-date>
    <dc:date>2018-02-05T14:19:43.469482891</dc:date>
    <meta:editing-duration>PT1H37M28S</meta:editing-duration>
    <meta:editing-cycles>83</meta:editing-cycles>
    <meta:generator>LibreOffice/5.4.4.2$Linux_X86_64 LibreOffice_project/40m0$Build-2</meta:generator>
    <meta:document-statistic meta:table-count="0" meta:image-count="0" meta:object-count="0" meta:page-count="3" meta:paragraph-count="94" meta:word-count="626" meta:character-count="2699" meta:non-whitespace-character-count="2224"/>
  </office:meta>
</office:document-meta>
</file>